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5.861cm" table:align="left"/>
    </style:style>
    <style:style style:name="Tabela1.A" style:family="table-column">
      <style:table-column-properties style:column-width="2.905cm"/>
    </style:style>
    <style:style style:name="Tabela1.B" style:family="table-column">
      <style:table-column-properties style:column-width="2.95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List_20_Contents">
      <style:paragraph-properties fo:margin-top="0cm" fo:margin-bottom="0.499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>
        <style:tab-stops/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Table_20_Contents">Original author </text:p>
          </table:table-cell>
          <table:table-cell table:style-name="Tabela1.A1" office:value-type="string">
            <text:p text:style-name="Table_20_Contents">Dmitry Kurtaev </text:p>
          </table:table-cell>
        </table:table-row>
        <table:table-row>
          <table:table-cell table:style-name="Tabela1.A1" office:value-type="string">
            <text:p text:style-name="Table_20_Contents">Compatibility </text:p>
          </table:table-cell>
          <table:table-cell table:style-name="Tabela1.A1" office:value-type="string">
            <text:p text:style-name="Table_20_Contents">OpenCV &gt;= 3.3 </text:p>
          </table:table-cell>
        </table:table-row>
      </table:table>
      <text:h text:style-name="P2" text:outline-level="1"><text:bookmark text:name="autotoc_md389"/>Introduction</text:h>
      <text:p text:style-name="Text_20_body">This tutorial guidelines how to run your models in OpenCV deep learning module using Halide language backend. Halide is an open-source project that let us write image processing algorithms in well-readable format, schedule computations according to specific device and evaluate it with a quite good efficiency.</text:p>
      <text:p text:style-name="Text_20_body">An official website of the Halide project: <text:a xlink:type="simple" xlink:href="http://halide-lang.org/" text:style-name="Internet_20_link" text:visited-style-name="Visited_20_Internet_20_Link">http://halide-lang.org/</text:a>.</text:p>
      <text:p text:style-name="Text_20_body">An up to date efficiency comparison: <text:a xlink:type="simple" xlink:href="https://github.com/opencv/opencv/wiki/DNN-Efficiency" text:style-name="Internet_20_link" text:visited-style-name="Visited_20_Internet_20_Link">https://github.com/opencv/opencv/wiki/DNN-Efficiency</text:a></text:p>
      <text:h text:style-name="P2" text:outline-level="1"><text:bookmark text:name="autotoc_md390"/>Requirements</text:h>
      <text:h text:style-name="P3" text:outline-level="2"><text:bookmark text:name="autotoc_md391"/>LLVM compiler</text:h>
      <text:p text:style-name="List_20_Heading">Note</text:p>
      <text:p text:style-name="P4">LLVM compilation might take a long time.</text:p>
      <text:list text:style-name="L1">
        <text:list-item>
          <text:p text:style-name="P5">Download LLVM source code from <text:a xlink:type="simple" xlink:href="http://releases.llvm.org/4.0.0/llvm-4.0.0.src.tar.xz" text:style-name="Internet_20_link" text:visited-style-name="Visited_20_Internet_20_Link">http://releases.llvm.org/4.0.0/llvm-4.0.0.src.tar.xz</text:a>. Unpack it. Let <text:span text:style-name="T1">llvm_root</text:span> is a root directory of source code. </text:p>
        </text:list-item>
        <text:list-item>
          <text:p text:style-name="P5">Create directory <text:span text:style-name="T1">llvm_root</text:span>/tools/clang </text:p>
        </text:list-item>
        <text:list-item>
          <text:p text:style-name="P5">Download Clang with the same version as LLVM. In our case it will be from <text:a xlink:type="simple" xlink:href="http://releases.llvm.org/4.0.0/cfe-4.0.0.src.tar.xz" text:style-name="Internet_20_link" text:visited-style-name="Visited_20_Internet_20_Link">http://releases.llvm.org/4.0.0/cfe-4.0.0.src.tar.xz</text:a>. Unpack it into <text:span text:style-name="T1">llvm_root</text:span>/tools/clang. Note that it should be a root for Clang source code. </text:p>
        </text:list-item>
        <text:list-item>
          <text:p text:style-name="P6">Build LLVM on Linux </text:p>
          <text:p text:style-name="P5">cd llvm_root</text:p>
          <text:p text:style-name="P5">mkdir build &amp;&amp; cd build</text:p>
          <text:p text:style-name="P5">cmake -DLLVM_ENABLE_TERMINFO=OFF -DLLVM_TARGETS_TO_BUILD="X86" -DLLVM_ENABLE_ASSERTIONS=ON -DCMAKE_BUILD_TYPE=Release ..</text:p>
          <text:p text:style-name="P5">make -j4</text:p>
        </text:list-item>
        <text:list-item>
          <text:p text:style-name="P5">Build LLVM on Windows (Developer Command Prompt) </text:p>
          <text:p text:style-name="P5">mkdir \\path-to-llvm-build\\ &amp;&amp; cd \\path-to-llvm-build\\</text:p>
          <text:p text:style-name="P5">cmake.exe -DLLVM_ENABLE_TERMINFO=OFF -DLLVM_TARGETS_TO_BUILD=X86 -DLLVM_ENABLE_ASSERTIONS=ON -DCMAKE_BUILD_TYPE=Release -DCMAKE_INSTALL_PREFIX=\\path-to-llvm-install\\ -G "Visual Studio 14 Win64" \\path-to-llvm-src\\</text:p>
          <text:p text:style-name="P7">MSBuild.exe /m:4 /t:Build /p:Configuration=Release .\\INSTALL.vcxproj</text:p>
        </text:list-item>
      </text:list>
      <text:p text:style-name="List_20_Heading">Note</text:p>
      <text:p text:style-name="P4"><text:span text:style-name="Source_20_Text">\\path-to-llvm-build\\</text:span> and <text:span text:style-name="Source_20_Text">\\path-to-llvm-install\\</text:span> are different directories.</text:p>
      <text:h text:style-name="P3" text:outline-level="2"><text:bookmark text:name="autotoc_md392"/><text:soft-page-break/>Halide language.</text:h>
      <text:list text:style-name="L2">
        <text:list-item>
          <text:p text:style-name="P8">Download source code from GitHub repository, <text:a xlink:type="simple" xlink:href="https://github.com/halide/Halide" text:style-name="Internet_20_link" text:visited-style-name="Visited_20_Internet_20_Link">https://github.com/halide/Halide</text:a> or using git. The root directory will be a <text:span text:style-name="T1">halide_root</text:span>. </text:p>
          <text:p text:style-name="P8">git clone https://github.com/halide/Halide.git</text:p>
        </text:list-item>
        <text:list-item>
          <text:p text:style-name="P8">Build Halide on Linux </text:p>
          <text:p text:style-name="P8">cd halide_root</text:p>
          <text:p text:style-name="P8">mkdir build &amp;&amp; cd build</text:p>
          <text:p text:style-name="P8">cmake -DLLVM_DIR=llvm_root/build/lib/cmake/llvm -DCMAKE_BUILD_TYPE=Release -DLLVM_VERSION=40 -DWITH_TESTS=OFF -DWITH_APPS=OFF -DWITH_TUTORIALS=OFF ..</text:p>
          <text:p text:style-name="P8">make -j4</text:p>
        </text:list-item>
        <text:list-item>
          <text:p text:style-name="P8">Build Halide on Windows (Developer Command Prompt) </text:p>
          <text:p text:style-name="P8">cd halide_root</text:p>
          <text:p text:style-name="P8">mkdir build &amp;&amp; cd build</text:p>
          <text:p text:style-name="P8">cmake.exe -DLLVM_DIR=\\path-to-llvm-install\\lib\\cmake\\llvm -DLLVM_VERSION=40 -DWITH_TESTS=OFF -DWITH_APPS=OFF -DWITH_TUTORIALS=OFF -DCMAKE_BUILD_TYPE=Release -G "Visual Studio 14 Win64" ..</text:p>
          <text:p text:style-name="P9">MSBuild.exe /m:4 /t:Build /p:Configuration=Release .\\ALL_BUILD.vcxproj</text:p>
        </text:list-item>
      </text:list>
      <text:h text:style-name="P2" text:outline-level="1"><text:bookmark text:name="autotoc_md393"/>Build OpenCV with Halide backend</text:h>
      <text:p text:style-name="Text_20_body">When you build OpenCV add the following configuration flags:</text:p>
      <text:list text:style-name="L3">
        <text:list-item>
          <text:p text:style-name="P10"><text:span text:style-name="Source_20_Text">WITH_HALIDE</text:span> - enable Halide linkage </text:p>
        </text:list-item>
        <text:list-item>
          <text:p text:style-name="P11"><text:span text:style-name="Source_20_Text">HALIDE_ROOT_DIR</text:span> - path to Halide build directory </text:p>
        </text:list-item>
      </text:list>
      <text:h text:style-name="P2" text:outline-level="1"><text:bookmark text:name="autotoc_md394"/>Set Halide as a preferable backend</text:h>
      <text:p text:style-name="P12">net.setPreferableBackend(DNN_BACKEND_HALIDE)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3-24T15:14:28.922785428</meta:creation-date>
    <dc:date>2026-03-24T15:15:39.470182885</dc:date>
    <dc:creator>Mateusz Pomianek</dc:creator>
    <meta:editing-duration>PT1M11S</meta:editing-duration>
    <meta:editing-cycles>1</meta:editing-cycles>
    <meta:document-statistic meta:table-count="1" meta:image-count="0" meta:object-count="0" meta:page-count="2" meta:paragraph-count="45" meta:word-count="321" meta:character-count="2709" meta:non-whitespace-character-count="2445"/>
    <meta:generator>LibreOffice/25.8.5.2$Linux_X86_64 LibreOffice_project/580$Build-2</meta:generator>
  </office:meta>
</office:document-meta>
</file>